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9000003CB12C00EB1.jpg" manifest:media-type="image/jpeg"/>
  <manifest:file-entry manifest:full-path="Pictures/10000000000000B70000003ED3024C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Tahoma1" svg:font-family="Tahoma"/>
    <style:font-face style:name="Nimbus Roman No9 L1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style:rel-width="100%" table:align="center" style:may-break-between-rows="false"/>
    </style:style>
    <style:style style:name="Table1.A" style:family="table-column">
      <style:table-column-properties style:column-width="2.2757in" style:rel-column-width="3277*"/>
    </style:style>
    <style:style style:name="Table1.B" style:family="table-column">
      <style:table-column-properties style:column-width="2.2083in" style:rel-column-width="3180*"/>
    </style:style>
    <style:style style:name="Table1.C" style:family="table-column">
      <style:table-column-properties style:column-width="2.2076in" style:rel-column-width="3179*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left="0in" fo:margin-right="0in" fo:margin-top="0.0783in" fo:margin-bottom="0.0783in" loext:contextual-spacing="false" fo:text-align="justify" style:justify-single-word="false" fo:text-indent="0.3937in" style:auto-text-indent="false"/>
      <style:text-properties fo:font-variant="normal" fo:text-transform="none" style:font-name="Nimbus Roman No9 L1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margin-top="0.0783in" fo:margin-bottom="0.0783in" loext:contextual-spacing="false" fo:text-align="justify" style:justify-single-word="false" fo:text-indent="0.3937in" style:auto-text-indent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margin-top="1.1811in" fo:margin-bottom="0.1965in" loext:contextual-spacing="false">
        <style:tab-stops>
          <style:tab-stop style:position="1.6728in" style:type="center"/>
          <style:tab-stop style:position="5.0193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1.6728in" style:type="center"/>
          <style:tab-stop style:position="5.0193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in" fo:margin-right="0in" fo:margin-top="0.1965in" fo:margin-bottom="0.3937in" loext:contextual-spacing="false" fo:text-align="center" style:justify-single-word="false" fo:text-indent="0in" style:auto-text-indent="false"/>
      <style:text-properties fo:font-variant="small-caps" fo:font-size="16pt" style:text-underline-style="none" style:font-size-asian="16pt" style:font-size-complex="16pt"/>
    </style:style>
    <style:style style:name="P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 style:list-style-name="L1">
      <style:paragraph-properties fo:margin-top="0.0398in" fo:margin-bottom="0.0398in" loext:contextual-spacing="false" fo:text-align="justify" style:justify-single-word="false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font-size="12pt" style:text-underline-style="none" officeooo:rsid="00162952" style:font-size-asian="12pt" style:font-size-complex="12pt"/>
    </style:style>
    <style:style style:name="T3" style:family="text">
      <style:text-properties fo:font-size="12pt" style:text-underline-style="none" officeooo:rsid="001646c0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62952" fo:background-color="transparent" loext:char-shading-value="0"/>
    </style:style>
    <style:style style:name="T7" style:family="text">
      <style:text-properties officeooo:rsid="0017e9e1" fo:background-color="transparent" loext:char-shading-value="0"/>
    </style:style>
    <style:style style:name="T8" style:family="text">
      <style:text-properties officeooo:rsid="00162952"/>
    </style:style>
    <style:style style:name="T9" style:family="text">
      <style:text-properties officeooo:rsid="0017e9e1"/>
    </style:style>
    <style:style style:name="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a de Acuerdo</text:p>
      <text:p text:style-name="P2">En la ciudad de Buenos Aires, el día <text:span text:style-name="T9">5</text:span><text:span text:style-name="T5"> del mes de </text:span><text:span text:style-name="T7">Abril</text:span><text:span text:style-name="T5"> de 201</text:span><text:span text:style-name="T6">6</text:span>, se labra la presente acta entre el estudiante Sr. <text:span text:style-name="T8">Luciano C. Natale</text:span> (Nº de padrón 8<text:span text:style-name="T8">6659</text:span>), cursante de la Carrera de Ingeniería en Electrónica, el Ing. Nicolás Alvarez y el Ing. Octavio Alpago, acordando sobre los siguientes puntos:</text:p>
      <text:list xml:id="list8470721611577570830" text:style-name="L1">
        <text:list-item>
          <text:p text:style-name="P6">El Plan de Estudios correspondiente al Ciclo Superior de la carrera del estudiante.</text:p>
        </text:list-item>
        <text:list-item>
          <text:p text:style-name="P7"><text:span text:style-name="T1">La elección del tema “</text:span><text:span text:style-name="T2">Diseño, validación e i</text:span><text:span text:style-name="T1">mplementación de un</text:span><text:span text:style-name="T2">a </text:span><text:span text:style-name="T3">a</text:span><text:span text:style-name="T2">rquitectura RISC</text:span><text:span text:style-name="T4">” como tema de Tesis de Ingeniería.</text:span></text:p>
        </text:list-item>
      </text:list>
      <text:p text:style-name="P1">Firman en conformidad los arriba mencionados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Sr. <text:span text:style-name="T8">Luciano C. Natale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Tesista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Ing. Nicolás Alvarez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ng. Octavio Alpago</text:p>
          </table:table-cell>
        </table:table-row>
        <table:table-row>
          <table:table-cell table:style-name="Table1.A1" office:value-type="string">
            <text:p text:style-name="P4">Profesor Adjunto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JTP. Interino</text:p>
          </table:table-cell>
        </table:table-row>
        <table:table-row>
          <table:table-cell table:style-name="Table1.A1" office:value-type="string">
            <text:p text:style-name="P4">Directo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o-Directo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/>
    <style:font-face style:name="Tahoma1" svg:font-family="Tahoma"/>
    <style:font-face style:name="Nimbus Roman No9 L1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Roman No9 L" fo:font-family="'Nimbus Roman No9 L'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Nimbus Roman No9 L" fo:font-family="'Nimbus Roman No9 L'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imbus Roman No9 L" fo:font-family="'Nimbus Roman No9 L'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size-asian="12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graphics3" text:anchor-type="paragraph" svg:width="1.9063in" svg:height="0.6457in" draw:z-index="0"><draw:image xlink:href="Pictures/10000000000000B70000003ED3024C3C.png" xlink:type="simple" xlink:show="embed" xlink:actuate="onLoad"/></draw:frame><draw:frame draw:style-name="Mfr2" draw:name="graphics1" text:anchor-type="paragraph" svg:x="0.4063in" svg:y="-0.4126in" svg:width="0.95in" svg:height="0.9327in" draw:z-index="1"><draw:image xlink:href="Pictures/10000000000003C9000003CB12C00EB1.jp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Carbonetto</meta:initial-creator>
    <meta:creation-date>2010-01-08T10:44:46</meta:creation-date>
    <dc:date>2016-04-05T17:28:25.222993697</dc:date>
    <meta:editing-duration>PT1H45M18S</meta:editing-duration>
    <meta:editing-cycles>19</meta:editing-cycles>
    <meta:generator>LibreOffice/4.3.7.2$Linux_X86_64 LibreOffice_project/430$Build-2</meta:generator>
    <meta:printed-by>Sebastián </meta:printed-by>
    <meta:print-date>2010-01-11T15:49:15</meta:print-date>
    <dc:creator>Luciano Natale</dc:creator>
    <meta:document-statistic meta:table-count="1" meta:image-count="2" meta:object-count="0" meta:page-count="1" meta:paragraph-count="13" meta:word-count="112" meta:character-count="675" meta:non-whitespace-character-count="578"/>
  </office:meta>
</office:document-meta>
</file>